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100000143BDE39F6FA35CB4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.8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p>TEmma</text:p>
          </draw:text-box>
        </draw:frame>
        <draw:frame presentation:style-name="pr2" draw:text-style-name="P1" draw:layer="layout" svg:width="25.199cm" svg:height="1.886cm" svg:x="1.4cm" svg:y="3.814cm" presentation:class="subtitle" presentation:user-transformed="true">
          <draw:text-box>
            <text:p>Einzelhandelssoftware</text:p>
          </draw:text-box>
        </draw:frame>
        <draw:frame presentation:style-name="pr2" draw:text-style-name="P2" draw:layer="layout" svg:width="25.199cm" svg:height="1.886cm" svg:x="1.2cm" svg:y="18.199cm">
          <draw:text-box>
            <text:p><text:span text:style-name="T1">Christian Ziermann, Dennis Wrobbel, Joschua Feiling, </text:span></text:p>
            <text:p><text:span text:style-name="T1">Marvin Kröker, Lukas Predi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layer="layout" svg:width="21.023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ojektvorstellung</text:p>
              </text:list-item>
              <text:list-item>
                <text:p>Systemarchitektur</text:p>
              </text:list-item>
              <text:list-item>
                <text:p>Backend mit Symfony</text:p>
              </text:list-item>
              <text:list-item>
                <text:p>Datenbanksystem und Entitys</text:p>
              </text:list-item>
              <text:list-item>
                <text:p>Frontend und Cru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5" draw:layer="layout" svg:width="20.6cm" svg:height="3.506cm" svg:x="1.4cm" svg:y="0.837cm" presentation:class="title" presentation:user-transformed="true">
          <draw:text-box>
            <text:p>Datenbanksystem und Entiti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023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/<text:page-count>3</text:page-count></text:p>
        </draw:text-box>
      </draw:frame>
      <draw:frame draw:style-name="Mgr3" draw:text-style-name="MP7" draw:layer="backgroundobjects" svg:width="5.177cm" svg:height="1.8cm" svg:x="22.423cm" svg:y="0.837cm">
        <draw:image xlink:href="Pictures/10000201000003A100000143BDE39F6FA35CB4B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3:20:12.078434129</meta:creation-date>
    <dc:date>2017-06-14T14:07:00.350304294</dc:date>
    <meta:editing-duration>PT26M25S</meta:editing-duration>
    <meta:editing-cycles>5</meta:editing-cycles>
    <meta:generator>LibreOffice/5.1.6.2$Linux_X86_64 LibreOffice_project/10m0$Build-2</meta:generator>
    <meta:document-statistic meta:object-count="34"/>
  </office:meta>
</office:document-meta>
</file>